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3pt" style:font-size-asian="13pt" style:font-size-complex="13pt"/>
    </style:style>
    <style:style style:name="T2" style:parent-style-name="Fuentedepárrafopredeter." style:family="text">
      <style:text-properties fo:color="#468A1A"/>
    </style:style>
    <style:style style:name="T3" style:parent-style-name="Fuentedepárrafopredeter." style:family="text">
      <style:text-properties fo:font-weight="bold" style:font-weight-asian="bold" style:font-weight-complex="bold" fo:color="#468A1A"/>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fo:color="#5983B0"/>
    </style:style>
    <style:style style:name="T6" style:parent-style-name="Fuentedepárrafopredeter." style:family="text">
      <style:text-properties fo:color="#007020"/>
    </style:style>
    <style:style style:name="T7" style:parent-style-name="Fuentedepárrafopredeter." style:family="text">
      <style:text-properties fo:color="#007020"/>
    </style:style>
    <style:style style:name="P8" style:parent-style-name="PreformattedText" style:family="paragraph">
      <style:paragraph-properties fo:border-top="0.0104in solid #AACC99" fo:border-left="none" fo:border-bottom="0.0104in dotted #AACC99" fo:border-right="none" fo:padding-top="0.1111in" fo:padding-left="0in" fo:padding-bottom="0.1111in" fo:padding-right="0in" style:shadow="none" fo:margin-bottom="0.1965in"/>
    </style:style>
    <style:style style:name="T9" style:parent-style-name="Fuentedepárrafopredeter." style:family="text">
      <style:text-properties fo:color="#007020"/>
    </style:style>
    <style:style style:name="T10" style:parent-style-name="Fuentedepárrafopredeter." style:family="text">
      <style:text-properties fo:color="#007020"/>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2" style:family="paragraph"/>
    <style:style style:name="P22" style:parent-style-name="Standard" style:list-style-name="LFO2" style:family="paragraph"/>
    <style:style style:name="P23" style:parent-style-name="Standard" style:list-style-name="LFO2" style:family="paragraph"/>
    <style:style style:name="P24" style:parent-style-name="Standard" style:list-style-name="LFO2" style:family="paragraph"/>
    <style:style style:name="P25" style:parent-style-name="Standard" style:list-style-name="LFO2" style:family="paragraph"/>
    <style:style style:name="P26" style:parent-style-name="Standard" style:list-style-name="LFO3" style:family="paragraph"/>
    <style:style style:name="P27" style:parent-style-name="Standard" style:list-style-name="LFO3" style:family="paragraph"/>
    <style:style style:name="P28" style:parent-style-name="Standard" style:list-style-name="LFO3" style:family="paragraph"/>
    <style:style style:name="P29" style:parent-style-name="Standard" style:list-style-name="LFO3" style:family="paragraph"/>
    <style:style style:name="P30" style:parent-style-name="Textbody" style:list-style-name="LFO3" style:family="paragraph"/>
    <style:style style:name="P31" style:parent-style-name="Standard" style:list-style-name="LFO3" style:family="paragraph"/>
    <style:style style:name="P32" style:parent-style-name="Textbody" style:list-style-name="LFO3" style:family="paragraph"/>
    <style:style style:name="P33" style:parent-style-name="Textbody" style:family="paragraph">
      <style:text-properties fo:font-weight="bold" style:font-weight-asian="bold" style:font-weight-complex="bold" fo:color="#C9211E" fo:font-size="14pt" style:font-size-asian="14pt" style:font-size-complex="14pt"/>
    </style:style>
    <style:style style:name="P34" style:parent-style-name="Textbody" style:family="paragraph">
      <style:text-properties fo:font-weight="bold" style:font-weight-asian="bold" style:font-weight-complex="bold"/>
    </style:style>
    <style:style style:name="P35" style:parent-style-name="Textbody" style:list-style-name="LFO4" style:family="paragraph"/>
    <style:style style:name="P36" style:parent-style-name="Textbody" style:list-style-name="LFO4" style:family="paragraph"/>
    <style:style style:name="P37" style:parent-style-name="Textbody" style:list-style-name="LFO4" style:family="paragraph"/>
    <style:style style:name="P38" style:parent-style-name="Textbody" style:family="paragraph">
      <style:text-properties fo:font-weight="bold" style:font-weight-asian="bold" style:font-weight-complex="bold"/>
    </style:style>
    <style:style style:name="P39" style:parent-style-name="Textbody" style:list-style-name="LFO5" style:family="paragraph"/>
    <style:style style:name="P40" style:parent-style-name="Textbody" style:list-style-name="LFO5" style:family="paragraph"/>
    <style:style style:name="P41" style:parent-style-name="Textbody" style:list-style-name="LFO5" style:family="paragraph"/>
    <style:style style:name="P42" style:parent-style-name="Textbody" style:list-style-name="LFO5" style:family="paragraph"/>
    <style:style style:name="P43" style:parent-style-name="Textbody" style:list-style-name="LFO5" style:family="paragraph"/>
    <style:style style:name="P44" style:parent-style-name="Textbody" style:family="paragraph">
      <style:text-properties fo:font-weight="bold" style:font-weight-asian="bold" style:font-weight-complex="bold"/>
    </style:style>
    <style:style style:name="P45" style:parent-style-name="Textbody" style:list-style-name="LFO6" style:family="paragraph"/>
    <style:style style:name="P46" style:parent-style-name="Textbody" style:list-style-name="LFO6" style:family="paragraph"/>
    <style:style style:name="P47" style:parent-style-name="Textbody" style:list-style-name="LFO6" style:family="paragraph"/>
    <style:style style:name="P48" style:parent-style-name="Textbody" style:list-style-name="LFO6" style:family="paragraph"/>
    <style:style style:name="P49" style:parent-style-name="Textbody" style:list-style-name="LFO6" style:family="paragraph"/>
    <style:style style:name="P50" style:parent-style-name="Textbody" style:list-style-name="LFO6" style:family="paragraph"/>
    <style:style style:name="P51" style:parent-style-name="Textbody" style:list-style-name="LFO6" style:family="paragraph"/>
    <style:style style:name="P52" style:parent-style-name="Textbody" style:list-style-name="LFO6" style:family="paragraph"/>
    <style:style style:name="P53" style:parent-style-name="Textbody" style:list-style-name="LFO6" style:family="paragraph"/>
    <style:style style:name="P54" style:parent-style-name="Textbody" style:list-style-name="LFO6" style:family="paragraph"/>
    <style:style style:name="P55" style:parent-style-name="Textbody" style:list-style-name="LFO6" style:family="paragraph"/>
    <style:style style:name="P56" style:parent-style-name="Textbody" style:list-style-name="LFO6" style:family="paragraph"/>
    <style:style style:name="P57" style:parent-style-name="Textbody" style:list-style-name="LFO6" style:family="paragraph"/>
    <style:style style:name="P58" style:parent-style-name="Textbody" style:list-style-name="LFO6" style:family="paragraph"/>
    <style:style style:name="P59" style:parent-style-name="Textbody" style:list-style-name="LFO6" style:family="paragraph"/>
    <style:style style:name="P60" style:parent-style-name="Textbody" style:list-style-name="LFO7" style:family="paragraph"/>
  </office:automatic-styles>
  <office:body>
    <office:text text:use-soft-page-breaks="true">
      <text:p text:style-name="P1">LENGUAJES PARA EL INTERCAMBIO DE DATOS</text:p>
      <text:p text:style-name="Standard"/>
      <text:p text:style-name="Standard">Un<text:span text:style-name="T2"><text:s/></text:span><text:span text:style-name="T3">lenguaje de marcas</text:span><text:s/>es un<text:s/><text:span text:style-name="T4">lenguaje</text:span><text:s/>que<text:s/><text:span text:style-name="T5">mediante marcas incorporadas</text:span><text:s/>al texto de un documento permite informar de la estructura del propio texto.</text:p>
      <text:p text:style-name="Standard"/>
      <text:p text:style-name="Standard">Ejm:</text:p>
      <text:p text:style-name="Standard"/>
      <text:p text:style-name="PreformattedText"><text:span text:style-name="T6">{</text:span>\titulo Libro<text:s/>interesantísimo<text:span text:style-name="T7">}</text:span></text:p>
      <text:p text:style-name="P8"><text:span text:style-name="T9">{</text:span>\parrafo Desgraciadamente he olvidado las ideas que me animaron a escribirlo<text:span text:style-name="T10">}</text:span></text:p>
      <text:p text:style-name="Standard">Dentro de los lenguajes de marcas existen los<text:s/><text:span text:style-name="T11">lenguajes de marcas ligeros</text:span>, que son aquellos diseñados para que sean fáciles de escribir usando un simple editor<text:s/>de texto y también fáciles de leer en crudo.</text:p>
      <text:p text:style-name="Standard"/>
      <text:p text:style-name="Standard">Un lenguaje de serialización de datos es un lenguaje especialmente diseñado para serializar datos, esto es , para trasmitir un conjunto de datos o almacenarlos temporalmente.</text:p>
      <text:p text:style-name="Standard"/>
      <text:p text:style-name="Standard">TERMINOLOGÍA:</text:p>
      <text:p text:style-name="Standard"/>
      <text:p text:style-name="Standard"><text:span text:style-name="T12">Texto Plano:</text:span><text:s/>Es<text:s/>el archivo digital contiene únicamente caracteres legibles por los humanos.</text:p>
      <text:p text:style-name="Standard"/>
      <text:p text:style-name="Standard"><text:span text:style-name="T13">Editor de texto:</text:span><text:s/>Es la aplicación que permite escribir documentos de texto sin formato también conocido vulgarmente como archivos de texto plano.</text:p>
      <text:p text:style-name="Standard"/>
      <text:p text:style-name="Standard"><text:span text:style-name="T14">Procesador de texto:</text:span><text:s/>Es la aplicación que permite escribir documentos de texto con formato tipográfico.</text:p>
      <text:p text:style-name="Standard"/>
      <text:p text:style-name="Standard"><text:span text:style-name="T15">Procesador:</text:span><text:s/>Es la aplicación que permite procesar un texto de entrada a fin de obtener otro de salida. Un ejemplo seria , un navegador es un procesador ya que permite convertir un texto plano a un documento con un buen formato visible.</text:p>
      <text:p text:style-name="Standard"/>
      <text:p text:style-name="Standard">MARCAS:</text:p>
      <text:p text:style-name="Standard"/>
      <text:p text:style-name="Standard">TIPOS:</text:p>
      <text:p text:style-name="Standard"/>
      <text:p text:style-name="Standard">Marcas de puntuación: Es el sistema de marcas que proporciona información sintáctica sobre el texto. Los puntos o las comas es un texto manuscrito son ejemplo de marcado de puntuación.</text:p>
      <text:p text:style-name="Standard"/>
      <text:p text:style-name="Standard">Marcado de presentación: Es el marcado que se realiza sobre entidades de nivel superior para que la presentación se más clara.</text:p>
      <text:p text:style-name="Standard"/>
      <text:p text:style-name="Standard">Marcado de procedimiento: Es el marcado que expresa las órdenes para formatear el texto. Un ejemplo serio al acabar un párrafo<text:s/>y comenzar el siguiente, se incluiría una orden que indique al procesador que hiciese un doble salta de línea.</text:p>
      <text:p text:style-name="Standard"/>
      <text:p text:style-name="Standard">Marcado descriptivo: Este marcado identifica que significado tiene cada elemento de texto, sin expresar como a de procesarse.</text:p>
      <text:p text:style-name="Standard"/>
      <text:p text:style-name="Standard">Marcado referencial: Son marcas que se refieren a entidades externas y que durante el procesamiento deben ser reemplazadas por estas.</text:p>
      <text:p text:style-name="Standard"/>
      <text:p text:style-name="Standard">Meta marcado: Son marcas que sirven para marcar otras marcas. (Es un marcado que permite controlar la interpretación del propio marcado o<text:s/>ampliar el vocabulario con nuevas marcas).</text:p>
      <text:p text:style-name="Standard"/>
      <text:p text:style-name="Standard">ESTRATEGIAS DE MARCADO:</text:p>
      <text:p text:style-name="Standard"/>
      <text:p text:style-name="Standard">Marcado de presentación: Es aquel que informa del formato del texto. Se usan para maquetar el texto, pero por lo general no precisan cuál es su estructura.</text:p>
      <text:p text:style-name="Standard"/>
      <text:p text:style-name="Standard">Marcado procedimental: Son aquellas marcas que proveen instrucciones para que el sistema informático procese el texto.</text:p>
      <text:p text:style-name="Standard"/>
      <text:p text:style-name="Standard">Marcado descriptivo: Son marcas que definen que significa cada fragmento del texto por lo general sin proporcionar información de cómo debe ser procesado.</text:p>
      <text:p text:style-name="Standard"/>
      <text:p text:style-name="Standard">Marcado descriptivo orientado al documento: <text:s/>Las marcas describen cual es la función semántica de cada parte del documento.</text:p>
      <text:p text:style-name="Standard"/>
      <text:p text:style-name="P16">FALTA MARCADO DESCRIPTIVO AL DATO Y LA VALIDEZ</text:p>
      <text:p text:style-name="Standard"/>
      <text:p text:style-name="Standard">LENGUAJES HABITUALES:</text:p>
      <text:p text:style-name="Standard"/>
      <text:p text:style-name="Standard">Lenguajes de serialización de datos:</text:p>
      <text:list text:style-name="LFO1" text:continue-numbering="true">
        <text:list-item>
          <text:p text:style-name="P17">CSV: Lenguaje para la presentación de datos en forma de tabla</text:p>
        </text:list-item>
        <text:list-item>
          <text:p text:style-name="P18">TOML: Extensión estandarizada del formato INI inicialmente típica de los archivos de configuración de aplicaciones.</text:p>
        </text:list-item>
        <text:list-item>
          <text:p text:style-name="P19">JSON: Es un lenguaje que se usa para trasmitir datos.</text:p>
        </text:list-item>
        <text:list-item>
          <text:p text:style-name="P20">YAML: Es un lenguaje de serialización de datos<text:s/>más utilizado sobre todo en configuración de aplicaciones.</text:p>
        </text:list-item>
      </text:list>
      <text:p text:style-name="Standard"/>
      <text:p text:style-name="Standard">Lenguajes de marcas:</text:p>
      <text:p text:style-name="Standard"/>
      <text:p text:style-name="Standard"><text:tab/>Procedimentales:</text:p>
      <text:list text:style-name="LFO2" text:continue-numbering="true">
        <text:list-item>
          <text:p text:style-name="P21">TeX: Sistema tipográfico de lenguajes de marcas<text:s/>desarrollados a partir del cómo LaTeX.</text:p>
        </text:list-item>
        <text:list-item>
          <text:p text:style-name="P22">RTF: Desarrollado por Microsoft. La mayor parte de los procesadores de texto modernos son capaces de leer y escribir este formato.</text:p>
        </text:list-item>
        <text:list-item>
          <text:p text:style-name="P23">PostScript: Usado para la descripción de páginas de impresión.</text:p>
        </text:list-item>
        <text:list-item>
          <text:p text:style-name="P24">PDF: <text:s/>Se basa en PostScript y es un estándar de facto para la representación digital de documentos.</text:p>
        </text:list-item>
        <text:list-item>
          <text:p text:style-name="P25">Troff: Es un sistema tipográfico que se utiliza para la maquetación de las páginas de manual en los sistemas UNIX.</text:p>
        </text:list-item>
      </text:list>
      <text:p text:style-name="Standard"/>
      <text:p text:style-name="Standard"><text:tab/>Descriptivos:</text:p>
      <text:p text:style-name="Standard"/>
      <text:p text:style-name="Standard"/>
      <text:p text:style-name="Standard">LENGUAJES DE SERIALIZACION DE DATOS:</text:p>
      <text:p text:style-name="Standard"/>
      <text:p text:style-name="Standard">CSV: Es un formato centrado en la representación de datos en columnas. Es muy simple y sus principales reglas son<text:s/>las siguientes:</text:p>
      <text:p text:style-name="Standard"/>
      <text:list text:style-name="LFO3" text:continue-numbering="true">
        <text:list-item>
          <text:p text:style-name="P26">Es un formato de texto.</text:p>
        </text:list-item>
        <text:list-item>
          <text:p text:style-name="P27">Los datos están estructurados en registros, cada uno de los cuales ocupa una línea. Los cambios de línea deben estar codificados tal como se hace en sistemas MS-DOS.</text:p>
        </text:list-item>
        <text:list-item>
          <text:p text:style-name="P28">Cada registro, a su vez, se divide en campos separados entre sí por un delimitador. El delimitador es habitualmente una coma, pero no necesariamente. Para definir cual es deberá hacerse en los procesos de exportación e importación</text:p>
        </text:list-item>
        <text:list-item>
          <text:p text:style-name="P29">Todos los registros deben contener el mismo número de campos.</text:p>
        </text:list-item>
        <text:list-item>
          <text:p text:style-name="P30">Opcionalmente, el primer registro, puede ser un registro de cabecera que contenga los nombres de los campos. No hay forma de colocar que este primer registro es de cabecera, por lo que su interpretación debe especificarse en el proceso de importación.</text:p>
        </text:list-item>
        <text:list-item>
          <text:p text:style-name="P31">Los campos, en general, no necesitan entrecomillarse a menos que contenga un carácter que distorsione la lectura</text:p>
        </text:list-item>
        <text:list-item>
          <text:p text:style-name="P32">En un campo entrecomillado, si el texto contiene un carácter de comilla doble este debe representarse con dos caracteres seguidos de comilla doble.</text:p>
        </text:list-item>
      </text:list>
      <text:p text:style-name="P33">JSON:</text:p>
      <text:p text:style-name="P34">Estructura:</text:p>
      <text:p text:style-name="Textbody">Un nodo representa un dato de uno de estos supertipos:</text:p>
      <text:list text:style-name="LFO4" text:continue-numbering="true">
        <text:list-item>
          <text:p text:style-name="P35">Escalar: Un dato constituido por un único valor. <text:s text:c="3"/><text:tab/><text:tab/><text:tab/>(PONER FOTOS)</text:p>
        </text:list-item>
        <text:list-item>
          <text:p text:style-name="P36">Secuencia: Es un dato constituido por una colección ordenada de nodos.</text:p>
        </text:list-item>
        <text:list-item>
          <text:p text:style-name="P37">Mapa: Es una colección desordenada de parejas clave-valor</text:p>
        </text:list-item>
      </text:list>
      <text:p text:style-name="P38">REGLAS BÁSICAS:</text:p>
      <text:list text:style-name="LFO5" text:continue-numbering="true">
        <text:list-item>
          <text:p text:style-name="P39">Un archivo solo puede contener un documento JSON.</text:p>
        </text:list-item>
        <text:list-item>
          <text:p text:style-name="P40">Cada documento<text:s/>JSON está<text:s/>constituido por un<text:s/>único<text:s/>mapa o un único nodo secuencia.</text:p>
        </text:list-item>
        <text:list-item>
          <text:p text:style-name="P41">No pueden escribirse comentarios.</text:p>
        </text:list-item>
        <text:list-item>
          <text:p text:style-name="P42">No hay reglas estrictas para el uso del espaciado, de modo que lo mismo da no usar ninguna, uno o varios.</text:p>
        </text:list-item>
        <text:list-item>
          <text:p text:style-name="P43">Por carácter de espaciado se entiende el propio espacio, el cambio de<text:s/>línea,<text:s/>el retorno de carro o la fabulación.</text:p>
        </text:list-item>
      </text:list>
      <text:p text:style-name="P44">TIPOS DE NODOS:</text:p>
      <text:list text:style-name="LFO6" text:continue-numbering="true">
        <text:list-item>
          <text:p text:style-name="P45">Cadena: Es un escalar que debe estar encerrado entre comilla dobles las simples no valen. Si en la propia cadena hay alguna comilla doble podemos escaparla. Para evitar que el procesador interprete como el final de la cadena.</text:p>
        </text:list-item>
        <text:list-item>
          <text:p text:style-name="P46">Numero: Es un escalar que representa</text:p>
          <text:list text:continue-numbering="true">
            <text:list-item>
              <text:p text:style-name="P47">Enteros (25)</text:p>
            </text:list-item>
            <text:list-item>
              <text:p text:style-name="P48">Coma flotante (123,<text:s/>54)</text:p>
            </text:list-item>
            <text:list-item>
              <text:p text:style-name="P49">Coma flotante en notación<text:s/>científica (2,5e-6)</text:p>
            </text:list-item>
          </text:list>
        </text:list-item>
        <text:list-item>
          <text:p text:style-name="P50">Lógico: Como en JavaScript este tipo escalar se expresa true o false.</text:p>
        </text:list-item>
        <text:list-item>
          <text:p text:style-name="P51">Nulo: Este tipo escalar solo tiene un valor que es null y representa la ausencia de valor.</text:p>
        </text:list-item>
        <text:list-item>
          <text:p text:style-name="P52">Array: Un array es una colección ordenada de datos de cualquiera de los tipos posibles. Aunque habitualmente todos sus elementos son de un mismo tipo, no es obligado que sea así.</text:p>
        </text:list-item>
        <text:list-item>
          <text:p text:style-name="P53">Objeto: Un objeto es una colección desordenada de parejas clave-valor. Tiene las siguientes características:</text:p>
          <text:list text:continue-numbering="true">
            <text:list-item>
              <text:p text:style-name="P54">Para notarlo, se debe encerrar la colección entre llaves de apertura (<text:span text:style-name="UserEntry">{</text:span>) y cierre (<text:span text:style-name="UserEntry">}</text:span>)</text:p>
            </text:list-item>
            <text:list-item>
              <text:p text:style-name="P55">Como separador entre parejas clave-valor, se usa la coma.</text:p>
            </text:list-item>
            <text:list-item>
              <text:p text:style-name="P56">Como separador entre clave y valor se usa.</text:p>
            </text:list-item>
            <text:list-item>
              <text:p text:style-name="P57">Las claves sólo pueden ser de tipo cadena.</text:p>
            </text:list-item>
            <text:list-item>
              <text:p text:style-name="P58">Cada clave dentro de un mismo objeto debe ser única.</text:p>
            </text:list-item>
            <text:list-item>
              <text:p text:style-name="P59">Los valores pueden ser de cualquier tipo.</text:p>
            </text:list-item>
          </text:list>
        </text:list-item>
      </text:list>
      <text:p text:style-name="Textbody">YAML:</text:p>
      <text:p text:style-name="Textbody"/>
      <text:p text:style-name="Textbody">YAML es otro lenguaje de serialización que, como JSON construye su estructura de datos basándose en el concepto de nodo</text:p>
      <text:p text:style-name="Textbody">Estructura:</text:p>
      <text:list text:style-name="LFO7" text:continue-numbering="true">
        <text:list-item>
          <text:p text:style-name="P60">El contenido del documento que es el único indispensable. Por tanto, podrías tener un archivo YAML<text:s/><text:line-break/></text:p>
        </text:list-item>
      </text:list>
      <text:p text:style-name="Textbody"/>
      <text:p text:style-name="Textbody">%YAML 1.2</text:p>
      <text:p text:style-name="Textbody">---</text:p>
      <text:p text:style-name="Textbody">- nombre: “Tortilla española”</text:p>
      <text:p text:style-name="Textbody"><text:s text:c="2"/># Los tiempos se expresan en minutos</text:p>
      <text:p text:style-name="Textbody"><text:s text:c="2"/>tiempo: 45</text:p>
      <text:p text:style-name="Textbody"><text:s text:c="2"/>ingredientes:</text:p>
      <text:p text:style-name="Textbody"><text:tab/>- nombre: papas</text:p>
      <text:p text:style-name="Textbody"><text:tab/><text:s text:c="2"/>cantidad: 2</text:p>
      <text:p text:style-name="Textbody"><text:tab/><text:s text:c="2"/># Las unidades pueden ser: pieza, cucharada, g ,ml<text:tab/><text:s text:c="2"/></text:p>
      <text:p text:style-name="Textbody"><text:tab/><text:s text:c="2"/>unidad: pieza</text:p>
      <text:p text:style-name="Textbody"/>
      <text:p text:style-name="Textbody"/>
      <text:p text:style-name="Textbody"/>
      <text:p text:style-name="Textbody">-</text:p>
      <text:p text:style-name="Textbody"><text:s text:c="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UserEntry" style:display-name="User Entry"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onzalo Carretero</dc:creator>
    <meta:creation-date>2023-09-18T10:22:00Z</meta:creation-date>
    <dc:date>2023-10-14T10:34:00Z</dc:date>
    <meta:template xlink:href="Normal" xlink:type="simple"/>
    <meta:editing-cycles>15</meta:editing-cycles>
    <meta:editing-duration>PT26940S</meta:editing-duration>
    <meta:document-statistic meta:page-count="1" meta:paragraph-count="14" meta:word-count="1127" meta:character-count="7314" meta:row-count="51" meta:non-whitespace-character-count="6201"/>
  </office:meta>
</office:document-meta>
</file>